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 office:value-type="string" calcext:value-type="string">
            <text:p>Porträt eines jungen Lakaien in Fla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Musterschüler</text:p>
          </table:table-cell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he Lisa Seri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eddy-Powe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Bauchgefüh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Institut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Ich bin Smartacus!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Fleisch ist Mor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childkröten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icht 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 table:number-rows-repeated="1047797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3" office:value-type="string" calcext:value-type="string">
            <text:p>Aktion</text:p>
          </table:table-cell>
          <table:table-cell table:style-name="ce3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Chalmers tankt mit links</text:p>
          </table:table-cell>
          <table:table-cell office:value-type="string" calcext:value-type="string">
            <text:p>Bart ist im Knast</text:p>
          </table:table-cell>
        </table:table-row>
        <table:table-row table:style-name="ro2">
          <table:table-cell office:value-type="string" calcext:value-type="string">
            <text:p>Mr. Burns wirft <text:s/>mit rechts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man One</text:p>
          </table:table-cell>
        </table:table-row>
        <table:table-row table:style-name="ro2">
          <table:table-cell office:value-type="string" calcext:value-type="string">
            <text:p>Marti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Ein kurzer Film über die Liebe</text:p>
          </table:table-cell>
        </table:table-row>
      </table:table>
      <table:named-expressions/>
      <table:database-ranges>
        <table:database-range table:name="__Anonymous_Sheet_DB__0" table:target-range-address="Schreibhand.A1:Schreibhand.C76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de" style:country-asian="DE" style:font-family-complex="Tahoma" style:font-family-generic-complex="system" style:font-pitch-complex="variable" style:font-size-complex="12pt" style:language-complex="de" style:country-complex="DE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pitch-asian="variable" style:font-size-asian="10pt" style:font-name-complex="Tahoma" style:font-family-complex="Tahoma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0-22">00.00.0000</text:date>, <text:time style:data-style-name="N2" text:time-value="10:17:39.136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creation-date>2006-09-16T14:57:30</meta:creation-date>
    <dc:date>2023-10-22T10:18:24.684000000</dc:date>
    <meta:editing-cycles>479</meta:editing-cycles>
    <meta:editing-duration>PT20H45M20S</meta:editing-duration>
    <meta:document-statistic meta:table-count="2" meta:cell-count="1874" meta:object-count="0"/>
    <meta:user-defined meta:name="Info 1"/>
    <meta:user-defined meta:name="Info 2"/>
    <meta:user-defined meta:name="Info 3"/>
    <meta:user-defined meta:name="Info 4"/>
  </office:meta>
</office:document-meta>
</file>